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.54cm" fo:margin-right="18.461cm" fo:margin-top="0cm" fo:margin-bottom="0c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rsid="002f692e" officeooo:paragraph-rsid="002f692e"/>
    </style:style>
    <style:style style:name="P5" style:family="paragraph" style:parent-style-name="Preformatted_20_Text">
      <style:text-properties officeooo:rsid="002f692e" officeooo:paragraph-rsid="002f692e"/>
    </style:style>
    <style:style style:name="P6" style:family="paragraph" style:parent-style-name="Text_20_body_20__28_WW_29_">
      <style:text-properties fo:font-weight="bold" officeooo:rsid="002f692e" officeooo:paragraph-rsid="002f692e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317efd" officeooo:paragraph-rsid="00317efd"/>
    </style:style>
    <style:style style:name="P9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officeooo:rsid="00351ac8" officeooo:paragraph-rsid="00351ac8"/>
    </style:style>
    <style:style style:name="P12" style:family="paragraph" style:parent-style-name="Text_20_body">
      <style:text-properties fo:font-weight="bold" officeooo:rsid="00351ac8" officeooo:paragraph-rsid="00351ac8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15" style:family="paragraph" style:parent-style-name="Frame_20_contents">
      <style:paragraph-properties fo:line-height="107%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2f69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48089"/>
    </style:style>
    <style:style style:name="T5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6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7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8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Itératives Complètes</text:span></text:h>
      <text:p text:style-name="P2"/>
      <text:h text:style-name="P3" text:outline-level="2"><text:span text:style-name="T2">Exercice</text:span> 1</text:h>
      <text:p text:style-name="P4">Tirer un nombre n au hasard entre 5 et 15, puis afficher tous les nombres de 1 à n.</text:p>
      <text:p text:style-name="P4">Exemple : </text:p>
      <text:p text:style-name="Preformatted_20_Text">n = 8</text:p>
      <text:p text:style-name="P5">1 – 2 – 3 – 4 – 5 – 6 – 7 - 8</text:p>
      <text:h text:style-name="Heading_20_2" text:outline-level="2">Exercice 2</text:h>
      <text:p text:style-name="P4">Afficher les lettres alphabétiques (A – Z) en utilisant la fonction chr.</text:p>
      <text:p text:style-name="P4"><text:span text:style-name="T3">NB : </text:span>chr(65) → "A" ; chr(90) → "Z"</text:p>
      <text:h text:style-name="Heading_20_2" text:outline-level="2">Exercice 3</text:h>
      <text:p text:style-name="P4">Demander un nombre à l'utilisateur puis afficher les cinq nombres suivants.</text:p>
      <text:p text:style-name="P6">Exemple :</text:p>
      <text:p text:style-name="Preformatted_20_Text">Donner a ? 7</text:p>
      <text:p text:style-name="Preformatted_20_Text">8 – 9 – 10 – 11 – 12</text:p>
      <text:h text:style-name="Heading_20_2" text:outline-level="2">Exercice 4</text:h>
      <text:p text:style-name="P4">Afficher les diviseurs d'un nombre n donné.</text:p>
      <text:p text:style-name="P6">Exemple :</text:p>
      <text:p text:style-name="Preformatted_20_Text">Donner n ? 12</text:p>
      <text:p text:style-name="Preformatted_20_Text">1 – 2 – 3 – 4 – 6 – 12</text:p>
      <text:h text:style-name="Heading_20_2" text:outline-level="2">Exercice 5</text:h>
      <text:p text:style-name="Text_20_body">Calculer la somme des nombres impairs, multiples de trois, inférieurs ou égaux à un nombre n donné.</text:p>
      <text:p text:style-name="P7">Exemple :</text:p>
      <text:p text:style-name="Preformatted_20_Text">Donner n ? 20</text:p>
      <text:p text:style-name="Preformatted_20_Text">Somme = 27</text:p>
      <text:h text:style-name="Heading_20_2" text:outline-level="2">Exercice 6</text:h>
      <text:p text:style-name="P8">Afficher la première lettre de chaque mot d<text:span text:style-name="T4">'une </text:span>phrase donnée <text:span text:style-name="T4">en majuscules</text:span>.</text:p>
      <text:p text:style-name="P7">Exemple :</text:p>
      <text:p text:style-name="Preformatted_20_Text">Donner une phrase ? La confiance en soi est le premier secret du succès.</text:p>
      <text:p text:style-name="Preformatted_20_Text">LCESELPSDS</text:p>
      <text:h text:style-name="P9" text:outline-level="2"/>
      <text:h text:style-name="P10" text:outline-level="2">Exercice 7</text:h>
      <text:p text:style-name="P11">Tirer 100 fois un nombre au hasard entre 1 et 6 et afficher le nombre d'apparition du nombre 6.</text:p>
      <text:p text:style-name="P12">Exemple :</text:p>
      <text:p text:style-name="Preformatted_20_Text">Apparitions 6 : 22</text:p>
      <text:h text:style-name="Heading_20_2" text:outline-level="2">Exercice 8</text:h>
      <text:p text:style-name="P11">Calculer le nombre de consonnes et de voyelles dans une phrase donnée.</text:p>
      <text:p text:style-name="Preformatted_20_Text">Donner une phrase ? La confiance est le ciment invisible qui conduit une équipe à l'excellence et une relation à la profondeur.</text:p>
      <text:p text:style-name="Preformatted_20_Text">Consonnes = 46</text:p>
      <text:p text:style-name="Preformatted_20_Text">Voyelles = 3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0.101cm" fo:margin-right="0.101c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1" draw:name="Zone de texte 2" draw:style-name="Mgr1" draw:text-style-name="MP4" svg:width="3.414cm" svg:height="0.981cm" svg:x="15.572cm" svg:y="-0.295c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8" text:anchor-type="char" svg:x="15.572cm" svg:y="-0.295cm" svg:width="3.417cm" svg:height="0.984c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0" draw:name="Rectangle : carré corné 5" draw:style-name="Mgr2" draw:text-style-name="MP4" svg:width="1.511cm" svg:height="1.549cm" svg:x="-1.782cm" svg:y="1.907c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cm" svg:y="0cm" svg:width="1.513cm" svg:height="1.028c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10" text:anchor-type="char" svg:x="-1.782cm" svg:y="1.907cm" svg:width="1.513cm" svg:height="1.028cm" draw:z-index="0"><draw:text-box><text:p text:style-name="MP7"><text:page-number text:select-page="current">0</text:page-number></text:p></draw:text-box></draw:frame><draw:custom-shape text:anchor-type="char" draw:z-index="2" draw:name="Rectangle : carré corné 1" draw:style-name="Mgr3" draw:text-style-name="MP4" svg:width="1.96cm" svg:height="1.232cm" svg:x="0.159cm" svg:y="28.586c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0.159cm" svg:y="28.586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1-07T11:49:45.102000000</dc:date>
    <meta:editing-cycles>23</meta:editing-cycles>
    <meta:editing-duration>PT3H20M</meta:editing-duration>
    <meta:document-statistic meta:table-count="0" meta:image-count="0" meta:object-count="0" meta:page-count="2" meta:paragraph-count="58" meta:word-count="260" meta:character-count="1307" meta:non-whitespace-character-count="1087"/>
    <meta:template xlink:type="simple" xlink:actuate="onRequest" xlink:title="" xlink:href="../ex04-Structures_Données.odt/BookAntiqua%20Modèle.ott"/>
  </office:meta>
</office:document-meta>
</file>